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6.608cm" fo:min-width="12.96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1pt" fo:font-weight="bold" style:font-size-asian="21pt" style:font-weight-asian="bold" style:font-size-complex="21pt" style:font-weight-complex="bold"/>
    </style:style>
    <style:style style:name="P3" style:family="paragraph">
      <loext:graphic-properties draw:fill="none" draw:fill-color="#ffffff"/>
      <style:text-properties fo:font-size="21pt" fo:font-weight="bold" style:font-size-asian="21pt" style:font-weight-asian="bold" style:font-size-complex="21pt" style:font-weight-complex="bold"/>
    </style:style>
    <style:style style:name="P4" style:family="paragraph">
      <style:text-properties fo:font-size="21pt" style:font-size-asian="21pt" style:font-size-complex="21pt"/>
    </style:style>
    <style:style style:name="P5" style:family="paragraph">
      <loext:graphic-properties draw:fill="none" draw:fill-color="#ffffff"/>
      <style:text-properties fo:font-size="21pt" style:font-size-asian="21pt" style:font-size-complex="21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color="#ce181e" fo:font-size="16pt" style:font-size-asian="16pt" style:font-size-complex="16pt"/>
    </style:style>
    <style:style style:name="P8" style:family="paragraph">
      <loext:graphic-properties draw:fill="none" draw:fill-color="#ffffff"/>
      <style:text-properties fo:color="#ce181e" fo:font-size="16pt" style:font-size-asian="16pt" style:font-size-complex="16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ff"/>
    </style:style>
    <style:style style:name="T1" style:family="text">
      <style:text-properties fo:font-size="21pt" fo:font-weight="bold" style:font-size-asian="21pt" style:font-weight-asian="bold" style:font-size-complex="21pt" style:font-weight-complex="bold"/>
    </style:style>
    <style:style style:name="T2" style:family="text">
      <style:text-properties fo:font-size="21pt" style:font-size-asian="21pt" style:font-size-complex="21pt"/>
    </style:style>
    <style:style style:name="T3" style:family="text">
      <style:text-properties fo:color="#ce181e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3.462cm" svg:height="6.858cm" svg:x="3.494cm" svg:y="0.762cm">
          <text:p text:style-name="P1"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5.654cm" svg:height="1.077cm" svg:x="3.911cm" svg:y="3.478cm">
          <draw:text-box>
            <text:p text:style-name="P2"><text:span text:style-name="T1">mov </text:span><text:span text:style-name="T1"><text:s text:c="2"/>$7, </text:span><text:span text:style-name="T1">%ra</text:span><text:span text:style-name="T1">x</text:span></text:p>
          </draw:text-box>
        </draw:frame>
        <draw:frame draw:style-name="gr2" draw:text-style-name="P5" draw:layer="layout" svg:width="6.319cm" svg:height="1.077cm" svg:x="3.912cm" svg:y="5.779cm">
          <draw:text-box>
            <text:p text:style-name="P4"><text:span text:style-name="T2">mov <text:s text:c="2"/>%rbx, %rax</text:span></text:p>
          </draw:text-box>
        </draw:frame>
        <draw:frame draw:style-name="gr2" draw:text-style-name="P5" draw:layer="layout" svg:width="6.319cm" svg:height="1.077cm" svg:x="3.913cm" svg:y="1.28cm">
          <draw:text-box>
            <text:p text:style-name="P4"><text:span text:style-name="T2">mov <text:s text:c="2"/>%rax, %rbx</text:span></text:p>
          </draw:text-box>
        </draw:frame>
        <draw:line draw:style-name="gr3" draw:text-style-name="P6" draw:layer="layout" svg:x1="10.498cm" svg:y1="1.878cm" svg:x2="12.384cm" svg:y2="1.878cm">
          <text:p/>
        </draw:line>
        <draw:line draw:style-name="gr3" draw:text-style-name="P6" draw:layer="layout" svg:x1="10.485cm" svg:y1="4.178cm" svg:x2="12.371cm" svg:y2="4.178cm">
          <text:p/>
        </draw:line>
        <draw:line draw:style-name="gr3" draw:text-style-name="P6" draw:layer="layout" svg:x1="10.472cm" svg:y1="6.378cm" svg:x2="12.358cm" svg:y2="6.378cm">
          <text:p/>
        </draw:line>
        <draw:frame draw:style-name="gr2" draw:text-style-name="P8" draw:layer="layout" svg:width="3.673cm" svg:height="0.878cm" svg:x="12.6cm" svg:y="1.424cm">
          <draw:text-box>
            <text:p text:style-name="P7"><text:span text:style-name="T3">save context</text:span></text:p>
          </draw:text-box>
        </draw:frame>
        <draw:frame draw:style-name="gr2" draw:text-style-name="P8" draw:layer="layout" svg:width="4.232cm" svg:height="0.878cm" svg:x="12.6cm" svg:y="5.824cm">
          <draw:text-box>
            <text:p text:style-name="P7"><text:span text:style-name="T3">restore </text:span><text:span text:style-name="T3">context</text:span></text:p>
          </draw:text-box>
        </draw:frame>
        <draw:frame draw:style-name="gr2" draw:text-style-name="P8" draw:layer="layout" svg:width="4.045cm" svg:height="0.878cm" svg:x="12.601cm" svg:y="3.724cm">
          <draw:text-box>
            <text:p text:style-name="P7"><text:span text:style-name="T3">run instruction</text:span></text:p>
          </draw:text-box>
        </draw:frame>
        <draw:custom-shape draw:style-name="gr1" draw:text-style-name="P1" draw:layer="layout" svg:width="13.462cm" svg:height="6.858cm" svg:x="18.294cm" svg:y="0.76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5.654cm" svg:height="1.077cm" svg:x="18.711cm" svg:y="3.478cm">
          <draw:text-box>
            <text:p text:style-name="P2"><text:span text:style-name="T1">mov <text:s text:c="2"/>$7, </text:span><text:span text:style-name="T1">%rax</text:span></text:p>
          </draw:text-box>
        </draw:frame>
        <draw:frame draw:style-name="gr2" draw:text-style-name="P5" draw:layer="layout" svg:width="6.319cm" svg:height="1.077cm" svg:x="18.712cm" svg:y="6.279cm">
          <draw:text-box>
            <text:p text:style-name="P4"><text:span text:style-name="T2">mov <text:s text:c="2"/>%rbx, </text:span><text:span text:style-name="T2">%rax</text:span></text:p>
          </draw:text-box>
        </draw:frame>
        <draw:frame draw:style-name="gr2" draw:text-style-name="P5" draw:layer="layout" svg:width="6.319cm" svg:height="1.077cm" svg:x="18.713cm" svg:y="0.98cm">
          <draw:text-box>
            <text:p text:style-name="P4"><text:span text:style-name="T2">mov <text:s text:c="2"/>%rax, </text:span><text:span text:style-name="T2">%rbx</text:span></text:p>
          </draw:text-box>
        </draw:frame>
        <draw:line draw:style-name="gr3" draw:text-style-name="P6" draw:layer="layout" svg:x1="25.298cm" svg:y1="1.578cm" svg:x2="27.184cm" svg:y2="1.578cm">
          <text:p/>
        </draw:line>
        <draw:line draw:style-name="gr3" draw:text-style-name="P6" draw:layer="layout" svg:x1="25.285cm" svg:y1="2.878cm" svg:x2="27.171cm" svg:y2="2.878cm">
          <text:p/>
        </draw:line>
        <draw:line draw:style-name="gr3" draw:text-style-name="P6" draw:layer="layout" svg:x1="25.272cm" svg:y1="6.878cm" svg:x2="27.158cm" svg:y2="6.878cm">
          <text:p/>
        </draw:line>
        <draw:frame draw:style-name="gr2" draw:text-style-name="P8" draw:layer="layout" svg:width="3.673cm" svg:height="0.878cm" svg:x="27.4cm" svg:y="1.124cm">
          <draw:text-box>
            <text:p text:style-name="P7"><text:span text:style-name="T3">save context</text:span></text:p>
          </draw:text-box>
        </draw:frame>
        <draw:frame draw:style-name="gr2" draw:text-style-name="P8" draw:layer="layout" svg:width="4.232cm" svg:height="0.878cm" svg:x="27.4cm" svg:y="6.324cm">
          <draw:text-box>
            <text:p text:style-name="P7"><text:span text:style-name="T3">restore context</text:span></text:p>
          </draw:text-box>
        </draw:frame>
        <draw:frame draw:style-name="gr2" draw:text-style-name="P8" draw:layer="layout" svg:width="3.956cm" svg:height="0.878cm" svg:x="27.401cm" svg:y="2.424cm">
          <draw:text-box>
            <text:p text:style-name="P7"><text:span text:style-name="T3">multiple times</text:span></text:p>
          </draw:text-box>
        </draw:frame>
        <draw:frame draw:style-name="gr2" draw:text-style-name="P3" draw:layer="layout" svg:width="5.654cm" svg:height="1.077cm" svg:x="18.712cm" svg:y="2.279cm">
          <draw:text-box>
            <text:p text:style-name="P2"><text:span text:style-name="T1">mov <text:s text:c="2"/>$7, %rax</text:span></text:p>
          </draw:text-box>
        </draw:frame>
        <draw:frame draw:style-name="gr2" draw:text-style-name="P3" draw:layer="layout" svg:width="5.654cm" svg:height="1.077cm" svg:x="18.713cm" svg:y="4.88cm">
          <draw:text-box>
            <text:p text:style-name="P2"><text:span text:style-name="T1">mov <text:s text:c="2"/>$7, %rax</text:span></text:p>
          </draw:text-box>
        </draw:frame>
        <draw:frame draw:style-name="gr2" draw:text-style-name="P9" draw:layer="layout" svg:width="8.499cm" svg:height="0.962cm" svg:x="5.634cm" svg:y="8.382cm">
          <draw:text-box>
            <text:p>demo 1: run instruction once</text:p>
          </draw:text-box>
        </draw:frame>
        <draw:frame draw:style-name="gr2" draw:text-style-name="P9" draw:layer="layout" svg:width="11.001cm" svg:height="0.962cm" svg:x="19.335cm" svg:y="8.382cm">
          <draw:text-box>
            <text:p>demo 2: run instruction multiple times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dash" draw:stroke-dash="Fine_20_Dashed" svg:stroke-width="0.051cm" svg:stroke-color="#000000" draw:marker-start-width="0.279cm" draw:marker-start-center="false" draw:marker-end-width="0.279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color="#ef413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3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19cm" fo:text-indent="0cm"/>
      <style:text-properties fo:font-size="13.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41cm" fo:text-indent="0cm"/>
      <style:text-properties fo:font-size="11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93cm" fo:text-indent="0cm"/>
      <style:text-properties fo:font-size="9.69999980926514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45cm" fo:text-indent="0cm"/>
      <style:text-properties fo:font-size="9.69999980926514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45cm" fo:text-indent="0cm"/>
      <style:text-properties fo:font-size="9.69999980926514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45cm" fo:text-indent="0cm"/>
      <style:text-properties fo:font-size="9.69999980926514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45cm" fo:text-indent="0cm"/>
      <style:text-properties fo:font-size="9.69999980926514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45cm" fo:text-indent="0cm"/>
      <style:text-properties fo:font-size="9.69999980926514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1.2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10.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2.57cm" svg:x="1cm" svg:y="4.987cm"/>
      <draw:page-thumbnail draw:layer="backgroundobjects" svg:width="8.999cm" svg:height="2.57cm" svg:x="1cm" svg:y="13.563cm"/>
      <draw:page-thumbnail draw:layer="backgroundobjects" svg:width="8.999cm" svg:height="2.57cm" svg:x="1cm" svg:y="22.139cm"/>
      <draw:page-thumbnail draw:layer="backgroundobjects" svg:width="8.999cm" svg:height="2.57cm" svg:x="11cm" svg:y="4.987cm"/>
      <draw:page-thumbnail draw:layer="backgroundobjects" svg:width="8.999cm" svg:height="2.57cm" svg:x="11cm" svg:y="13.563cm"/>
      <draw:page-thumbnail draw:layer="backgroundobjects" svg:width="8.999cm" svg:height="2.57cm" svg:x="11cm" svg:y="22.139cm"/>
    </style:handout-master>
    <style:master-page style:name="Default" style:page-layout-name="PM1" draw:style-name="Mdp1">
      <draw:frame presentation:style-name="Default-title" draw:layer="backgroundobjects" svg:width="32.003cm" svg:height="1.697cm" svg:x="1.778cm" svg:y="0.404cm" presentation:class="title" presentation:placeholder="true">
        <draw:text-box/>
      </draw:frame>
      <draw:frame presentation:style-name="Default-outline1" draw:layer="backgroundobjects" svg:width="32.003cm" svg:height="5.893cm" svg:x="1.778cm" svg:y="2.376cm" presentation:class="outline" presentation:placeholder="true">
        <draw:text-box/>
      </draw:frame>
      <draw:frame presentation:style-name="Mpr1" draw:text-style-name="MP2" draw:layer="backgroundobjects" svg:width="8.285cm" svg:height="0.701cm" svg:x="1.778cm" svg:y="9.25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271cm" svg:height="0.701cm" svg:x="12.16cm" svg:y="9.25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285cm" svg:height="0.701cm" svg:x="25.495cm" svg:y="9.25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09:55:27.256350371</meta:creation-date>
    <dc:date>2021-01-02T19:52:47.262463325</dc:date>
    <meta:editing-duration>PT3H20M19S</meta:editing-duration>
    <meta:editing-cycles>145</meta:editing-cycles>
    <meta:generator>LibreOffice/6.0.7.3$Linux_X86_64 LibreOffice_project/00m0$Build-3</meta:generator>
    <meta:document-statistic meta:object-count="47"/>
  </office:meta>
</office:document-meta>
</file>